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2" table:default-cell-style-name="Default"/>
        <table:table-row table:style-name="ro1">
          <table:table-cell office:value-type="string" calcext:value-type="string">
            <text:p>subject_id</text:p>
          </table:table-cell>
          <table:table-cell office:value-type="string" calcext:value-type="string">
            <text:p>cv_fold</text:p>
          </table:table-cell>
          <table:table-cell office:value-type="float" office:value="0" calcext:value-type="float">
            <text:p>0</text:p>
          </table:table-cell>
          <table:table-cell office:value-type="float" office:value="0.0204" calcext:value-type="float">
            <text:p>0.0204</text:p>
          </table:table-cell>
          <table:table-cell office:value-type="float" office:value="0.0408" calcext:value-type="float">
            <text:p>0.0408</text:p>
          </table:table-cell>
          <table:table-cell office:value-type="float" office:value="0.0612" calcext:value-type="float">
            <text:p>0.0612</text:p>
          </table:table-cell>
          <table:table-cell office:value-type="float" office:value="0.0816" calcext:value-type="float">
            <text:p>0.0816</text:p>
          </table:table-cell>
          <table:table-cell office:value-type="float" office:value="0.102" calcext:value-type="float">
            <text:p>0.102</text:p>
          </table:table-cell>
          <table:table-cell office:value-type="float" office:value="0.1224" calcext:value-type="float">
            <text:p>0.1224</text:p>
          </table:table-cell>
          <table:table-cell office:value-type="float" office:value="0.1429" calcext:value-type="float">
            <text:p>0.1429</text:p>
          </table:table-cell>
          <table:table-cell office:value-type="float" office:value="0.1633" calcext:value-type="float">
            <text:p>0.1633</text:p>
          </table:table-cell>
          <table:table-cell office:value-type="float" office:value="0.1837" calcext:value-type="float">
            <text:p>0.1837</text:p>
          </table:table-cell>
          <table:table-cell office:value-type="float" office:value="0.2041" calcext:value-type="float">
            <text:p>0.2041</text:p>
          </table:table-cell>
          <table:table-cell office:value-type="float" office:value="0.2245" calcext:value-type="float">
            <text:p>0.2245</text:p>
          </table:table-cell>
          <table:table-cell office:value-type="float" office:value="0.2449" calcext:value-type="float">
            <text:p>0.2449</text:p>
          </table:table-cell>
          <table:table-cell office:value-type="float" office:value="0.2653" calcext:value-type="float">
            <text:p>0.2653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3061" calcext:value-type="float">
            <text:p>0.3061</text:p>
          </table:table-cell>
          <table:table-cell office:value-type="float" office:value="0.3265" calcext:value-type="float">
            <text:p>0.3265</text:p>
          </table:table-cell>
          <table:table-cell office:value-type="float" office:value="0.3469" calcext:value-type="float">
            <text:p>0.3469</text:p>
          </table:table-cell>
          <table:table-cell office:value-type="float" office:value="0.3673" calcext:value-type="float">
            <text:p>0.3673</text:p>
          </table:table-cell>
          <table:table-cell office:value-type="float" office:value="0.3878" calcext:value-type="float">
            <text:p>0.3878</text:p>
          </table:table-cell>
          <table:table-cell office:value-type="float" office:value="0.4082" calcext:value-type="float">
            <text:p>0.4082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449" calcext:value-type="float">
            <text:p>0.449</text:p>
          </table:table-cell>
          <table:table-cell office:value-type="float" office:value="0.4694" calcext:value-type="float">
            <text:p>0.4694</text:p>
          </table:table-cell>
          <table:table-cell office:value-type="float" office:value="0.4898" calcext:value-type="float">
            <text:p>0.4898</text:p>
          </table:table-cell>
          <table:table-cell office:value-type="float" office:value="0.5102" calcext:value-type="float">
            <text:p>0.5102</text:p>
          </table:table-cell>
          <table:table-cell office:value-type="float" office:value="0.5306" calcext:value-type="float">
            <text:p>0.5306</text:p>
          </table:table-cell>
          <table:table-cell office:value-type="float" office:value="0.551" calcext:value-type="float">
            <text:p>0.551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918" calcext:value-type="float">
            <text:p>0.5918</text:p>
          </table:table-cell>
          <table:table-cell office:value-type="float" office:value="0.6122" calcext:value-type="float">
            <text:p>0.6122</text:p>
          </table:table-cell>
          <table:table-cell office:value-type="float" office:value="0.6327" calcext:value-type="float">
            <text:p>0.6327</text:p>
          </table:table-cell>
          <table:table-cell office:value-type="float" office:value="0.6531" calcext:value-type="float">
            <text:p>0.6531</text:p>
          </table:table-cell>
          <table:table-cell office:value-type="float" office:value="0.6735" calcext:value-type="float">
            <text:p>0.6735</text:p>
          </table:table-cell>
          <table:table-cell office:value-type="float" office:value="0.6939" calcext:value-type="float">
            <text:p>0.6939</text:p>
          </table:table-cell>
          <table:table-cell office:value-type="float" office:value="0.7143" calcext:value-type="float">
            <text:p>0.7143</text:p>
          </table:table-cell>
          <table:table-cell office:value-type="float" office:value="0.7347" calcext:value-type="float">
            <text:p>0.7347</text:p>
          </table:table-cell>
          <table:table-cell office:value-type="float" office:value="0.7551" calcext:value-type="float">
            <text:p>0.7551</text:p>
          </table:table-cell>
          <table:table-cell office:value-type="float" office:value="0.7755" calcext:value-type="float">
            <text:p>0.7755</text:p>
          </table:table-cell>
          <table:table-cell office:value-type="float" office:value="0.7959" calcext:value-type="float">
            <text:p>0.7959</text:p>
          </table:table-cell>
          <table:table-cell office:value-type="float" office:value="0.8163" calcext:value-type="float">
            <text:p>0.8163</text:p>
          </table:table-cell>
          <table:table-cell office:value-type="float" office:value="0.8367" calcext:value-type="float">
            <text:p>0.8367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8776" calcext:value-type="float">
            <text:p>0.8776</text:p>
          </table:table-cell>
          <table:table-cell office:value-type="float" office:value="0.898" calcext:value-type="float">
            <text:p>0.898</text:p>
          </table:table-cell>
          <table:table-cell office:value-type="float" office:value="0.9184" calcext:value-type="float">
            <text:p>0.9184</text:p>
          </table:table-cell>
          <table:table-cell office:value-type="float" office:value="0.9388" calcext:value-type="float">
            <text:p>0.9388</text:p>
          </table:table-cell>
          <table:table-cell office:value-type="float" office:value="0.9592" calcext:value-type="float">
            <text:p>0.9592</text:p>
          </table:table-cell>
          <table:table-cell office:value-type="float" office:value="0.9796" calcext:value-type="float">
            <text:p>0.97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bj_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5.593220338983" calcext:value-type="float">
            <text:p>85.593220338983</text:p>
          </table:table-cell>
          <table:table-cell office:value-type="float" office:value="86.4406779661017" calcext:value-type="float">
            <text:p>86.4406779661017</text:p>
          </table:table-cell>
          <table:table-cell office:value-type="float" office:value="88.9830508474576" calcext:value-type="float">
            <text:p>88.9830508474576</text:p>
          </table:table-cell>
          <table:table-cell office:value-type="float" office:value="89.8305084745763" calcext:value-type="float">
            <text:p>89.8305084745763</text:p>
          </table:table-cell>
          <table:table-cell table:number-columns-repeated="5" office:value-type="float" office:value="88.9830508474576" calcext:value-type="float">
            <text:p>88.9830508474576</text:p>
          </table:table-cell>
          <table:table-cell table:number-columns-repeated="8" office:value-type="float" office:value="88.135593220339" calcext:value-type="float">
            <text:p>88.135593220339</text:p>
          </table:table-cell>
          <table:table-cell table:number-columns-repeated="16" office:value-type="float" office:value="88.9830508474576" calcext:value-type="float">
            <text:p>88.9830508474576</text:p>
          </table:table-cell>
          <table:table-cell table:number-columns-repeated="4" office:value-type="float" office:value="88.135593220339" calcext:value-type="float">
            <text:p>88.135593220339</text:p>
          </table:table-cell>
          <table:table-cell office:value-type="float" office:value="87.2881355932203" calcext:value-type="float">
            <text:p>87.2881355932203</text:p>
          </table:table-cell>
          <table:table-cell table:number-columns-repeated="2" office:value-type="float" office:value="88.135593220339" calcext:value-type="float">
            <text:p>88.135593220339</text:p>
          </table:table-cell>
          <table:table-cell table:number-columns-repeated="2" office:value-type="float" office:value="88.9830508474576" calcext:value-type="float">
            <text:p>88.9830508474576</text:p>
          </table:table-cell>
          <table:table-cell table:number-columns-repeated="3" office:value-type="float" office:value="88.135593220339" calcext:value-type="float">
            <text:p>88.135593220339</text:p>
          </table:table-cell>
          <table:table-cell office:value-type="float" office:value="87.2881355932203" calcext:value-type="float">
            <text:p>87.2881355932203</text:p>
          </table:table-cell>
          <table:table-cell office:value-type="float" office:value="86.4406779661017" calcext:value-type="float">
            <text:p>86.4406779661017</text:p>
          </table:table-cell>
          <table:table-cell table:number-columns-repeated="2" office:value-type="float" office:value="85.593220338983" calcext:value-type="float">
            <text:p>85.593220338983</text:p>
          </table:table-cell>
        </table:table-row>
        <table:table-row table:style-name="ro1">
          <table:table-cell office:value-type="string" calcext:value-type="string">
            <text:p>Subj_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86.5546218487395" calcext:value-type="float">
            <text:p>86.5546218487395</text:p>
          </table:table-cell>
          <table:table-cell office:value-type="float" office:value="85.7142857142857" calcext:value-type="float">
            <text:p>85.7142857142857</text:p>
          </table:table-cell>
          <table:table-cell office:value-type="float" office:value="88.2352941176471" calcext:value-type="float">
            <text:p>88.2352941176471</text:p>
          </table:table-cell>
          <table:table-cell office:value-type="float" office:value="86.5546218487395" calcext:value-type="float">
            <text:p>86.5546218487395</text:p>
          </table:table-cell>
          <table:table-cell table:number-columns-repeated="4" office:value-type="float" office:value="88.2352941176471" calcext:value-type="float">
            <text:p>88.2352941176471</text:p>
          </table:table-cell>
          <table:table-cell office:value-type="float" office:value="86.5546218487395" calcext:value-type="float">
            <text:p>86.5546218487395</text:p>
          </table:table-cell>
          <table:table-cell table:number-columns-repeated="27" office:value-type="float" office:value="89.0756302521008" calcext:value-type="float">
            <text:p>89.0756302521008</text:p>
          </table:table-cell>
          <table:table-cell office:value-type="float" office:value="88.2352941176471" calcext:value-type="float">
            <text:p>88.2352941176471</text:p>
          </table:table-cell>
          <table:table-cell table:number-columns-repeated="8" office:value-type="float" office:value="89.0756302521008" calcext:value-type="float">
            <text:p>89.0756302521008</text:p>
          </table:table-cell>
          <table:table-cell office:value-type="float" office:value="89.9159663865546" calcext:value-type="float">
            <text:p>89.9159663865546</text:p>
          </table:table-cell>
          <table:table-cell office:value-type="float" office:value="89.0756302521008" calcext:value-type="float">
            <text:p>89.0756302521008</text:p>
          </table:table-cell>
        </table:table-row>
        <table:table-row table:style-name="ro1">
          <table:table-cell office:value-type="string" calcext:value-type="string">
            <text:p>Subj_2</text:p>
          </table:table-cell>
          <table:table-cell office:value-type="float" office:value="0" calcext:value-type="float">
            <text:p>0</text:p>
          </table:table-cell>
          <table:table-cell office:value-type="float" office:value="90.7407407407407" calcext:value-type="float">
            <text:p>90.7407407407407</text:p>
          </table:table-cell>
          <table:table-cell table:number-columns-repeated="16" office:value-type="float" office:value="89.8148148148148" calcext:value-type="float">
            <text:p>89.8148148148148</text:p>
          </table:table-cell>
          <table:table-cell table:number-columns-repeated="3" office:value-type="float" office:value="88.8888888888889" calcext:value-type="float">
            <text:p>88.8888888888889</text:p>
          </table:table-cell>
          <table:table-cell table:number-columns-repeated="7" office:value-type="float" office:value="89.8148148148148" calcext:value-type="float">
            <text:p>89.8148148148148</text:p>
          </table:table-cell>
          <table:table-cell table:number-columns-repeated="3" office:value-type="float" office:value="90.7407407407407" calcext:value-type="float">
            <text:p>90.7407407407407</text:p>
          </table:table-cell>
          <table:table-cell table:number-columns-repeated="6" office:value-type="float" office:value="89.8148148148148" calcext:value-type="float">
            <text:p>89.8148148148148</text:p>
          </table:table-cell>
          <table:table-cell table:number-columns-repeated="4" office:value-type="float" office:value="88.8888888888889" calcext:value-type="float">
            <text:p>88.8888888888889</text:p>
          </table:table-cell>
          <table:table-cell table:number-columns-repeated="9" office:value-type="float" office:value="89.8148148148148" calcext:value-type="float">
            <text:p>89.8148148148148</text:p>
          </table:table-cell>
          <table:table-cell office:value-type="float" office:value="90.7407407407407" calcext:value-type="float">
            <text:p>90.7407407407407</text:p>
          </table:table-cell>
        </table:table-row>
        <table:table-row table:style-name="ro1">
          <table:table-cell office:value-type="string" calcext:value-type="string">
            <text:p>Subj_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82.6086956521739" calcext:value-type="float">
            <text:p>82.6086956521739</text:p>
          </table:table-cell>
          <table:table-cell table:number-columns-repeated="4" office:value-type="float" office:value="81.7391304347826" calcext:value-type="float">
            <text:p>81.7391304347826</text:p>
          </table:table-cell>
          <table:table-cell table:number-columns-repeated="10" office:value-type="float" office:value="80.8695652173913" calcext:value-type="float">
            <text:p>80.8695652173913</text:p>
          </table:table-cell>
          <table:table-cell table:number-columns-repeated="15" office:value-type="float" office:value="80" calcext:value-type="float">
            <text:p>80</text:p>
          </table:table-cell>
          <table:table-cell table:number-columns-repeated="7" office:value-type="float" office:value="80.8695652173913" calcext:value-type="float">
            <text:p>80.8695652173913</text:p>
          </table:table-cell>
          <table:table-cell table:number-columns-repeated="7" office:value-type="float" office:value="81.7391304347826" calcext:value-type="float">
            <text:p>81.7391304347826</text:p>
          </table:table-cell>
          <table:table-cell table:number-columns-repeated="3" office:value-type="float" office:value="82.6086956521739" calcext:value-type="float">
            <text:p>82.6086956521739</text:p>
          </table:table-cell>
        </table:table-row>
        <table:table-row table:style-name="ro1">
          <table:table-cell office:value-type="string" calcext:value-type="string">
            <text:p>Subj_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86.8421052631579" calcext:value-type="float">
            <text:p>86.8421052631579</text:p>
          </table:table-cell>
          <table:table-cell office:value-type="float" office:value="85.0877192982456" calcext:value-type="float">
            <text:p>85.0877192982456</text:p>
          </table:table-cell>
          <table:table-cell table:number-columns-repeated="2" office:value-type="float" office:value="84.2105263157895" calcext:value-type="float">
            <text:p>84.2105263157895</text:p>
          </table:table-cell>
          <table:table-cell office:value-type="float" office:value="85.0877192982456" calcext:value-type="float">
            <text:p>85.0877192982456</text:p>
          </table:table-cell>
          <table:table-cell office:value-type="float" office:value="84.2105263157895" calcext:value-type="float">
            <text:p>84.2105263157895</text:p>
          </table:table-cell>
          <table:table-cell office:value-type="float" office:value="85.0877192982456" calcext:value-type="float">
            <text:p>85.0877192982456</text:p>
          </table:table-cell>
          <table:table-cell table:number-columns-repeated="17" office:value-type="float" office:value="84.2105263157895" calcext:value-type="float">
            <text:p>84.2105263157895</text:p>
          </table:table-cell>
          <table:table-cell office:value-type="float" office:value="85.0877192982456" calcext:value-type="float">
            <text:p>85.0877192982456</text:p>
          </table:table-cell>
          <table:table-cell table:number-columns-repeated="20" office:value-type="float" office:value="84.2105263157895" calcext:value-type="float">
            <text:p>84.2105263157895</text:p>
          </table:table-cell>
          <table:table-cell office:value-type="float" office:value="85.9649122807017" calcext:value-type="float">
            <text:p>85.9649122807017</text:p>
          </table:table-cell>
          <table:table-cell table:number-columns-repeated="2" office:value-type="float" office:value="86.8421052631579" calcext:value-type="float">
            <text:p>86.8421052631579</text:p>
          </table:table-cell>
        </table:table-row>
        <table:table-row table:style-name="ro1">
          <table:table-cell office:value-type="string" calcext:value-type="string">
            <text:p>Subj_5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84.4262295081967" calcext:value-type="float">
            <text:p>84.4262295081967</text:p>
          </table:table-cell>
          <table:table-cell office:value-type="float" office:value="86.8852459016394" calcext:value-type="float">
            <text:p>86.8852459016394</text:p>
          </table:table-cell>
          <table:table-cell office:value-type="float" office:value="87.7049180327869" calcext:value-type="float">
            <text:p>87.7049180327869</text:p>
          </table:table-cell>
          <table:table-cell table:number-columns-repeated="6" office:value-type="float" office:value="88.5245901639344" calcext:value-type="float">
            <text:p>88.5245901639344</text:p>
          </table:table-cell>
          <table:table-cell table:number-columns-repeated="14" office:value-type="float" office:value="87.7049180327869" calcext:value-type="float">
            <text:p>87.7049180327869</text:p>
          </table:table-cell>
          <table:table-cell table:number-columns-repeated="3" office:value-type="float" office:value="88.5245901639344" calcext:value-type="float">
            <text:p>88.5245901639344</text:p>
          </table:table-cell>
          <table:table-cell office:value-type="float" office:value="87.7049180327869" calcext:value-type="float">
            <text:p>87.7049180327869</text:p>
          </table:table-cell>
          <table:table-cell table:number-columns-repeated="3" office:value-type="float" office:value="86.8852459016394" calcext:value-type="float">
            <text:p>86.8852459016394</text:p>
          </table:table-cell>
          <table:table-cell table:number-columns-repeated="2" office:value-type="float" office:value="86.0655737704918" calcext:value-type="float">
            <text:p>86.0655737704918</text:p>
          </table:table-cell>
          <table:table-cell table:number-columns-repeated="2" office:value-type="float" office:value="85.2459016393443" calcext:value-type="float">
            <text:p>85.2459016393443</text:p>
          </table:table-cell>
          <table:table-cell table:number-columns-repeated="3" office:value-type="float" office:value="84.4262295081967" calcext:value-type="float">
            <text:p>84.4262295081967</text:p>
          </table:table-cell>
        </table:table-row>
        <table:table-row table:style-name="ro1">
          <table:table-cell office:value-type="string" calcext:value-type="string">
            <text:p>Subj_6</text:p>
          </table:table-cell>
          <table:table-cell office:value-type="float" office:value="1" calcext:value-type="float">
            <text:p>1</text:p>
          </table:table-cell>
          <table:table-cell office:value-type="float" office:value="88.8888888888889" calcext:value-type="float">
            <text:p>88.8888888888889</text:p>
          </table:table-cell>
          <table:table-cell table:number-columns-repeated="2" office:value-type="float" office:value="87.1794871794872" calcext:value-type="float">
            <text:p>87.1794871794872</text:p>
          </table:table-cell>
          <table:table-cell table:number-columns-repeated="2" office:value-type="float" office:value="88.034188034188" calcext:value-type="float">
            <text:p>88.034188034188</text:p>
          </table:table-cell>
          <table:table-cell table:number-columns-repeated="7" office:value-type="float" office:value="87.1794871794872" calcext:value-type="float">
            <text:p>87.1794871794872</text:p>
          </table:table-cell>
          <table:table-cell office:value-type="float" office:value="88.034188034188" calcext:value-type="float">
            <text:p>88.034188034188</text:p>
          </table:table-cell>
          <table:table-cell office:value-type="float" office:value="87.1794871794872" calcext:value-type="float">
            <text:p>87.1794871794872</text:p>
          </table:table-cell>
          <table:table-cell office:value-type="float" office:value="88.034188034188" calcext:value-type="float">
            <text:p>88.034188034188</text:p>
          </table:table-cell>
          <table:table-cell table:number-columns-repeated="2" office:value-type="float" office:value="87.1794871794872" calcext:value-type="float">
            <text:p>87.1794871794872</text:p>
          </table:table-cell>
          <table:table-cell table:number-columns-repeated="6" office:value-type="float" office:value="88.034188034188" calcext:value-type="float">
            <text:p>88.034188034188</text:p>
          </table:table-cell>
          <table:table-cell table:number-columns-repeated="2" office:value-type="float" office:value="88.8888888888889" calcext:value-type="float">
            <text:p>88.8888888888889</text:p>
          </table:table-cell>
          <table:table-cell office:value-type="float" office:value="88.034188034188" calcext:value-type="float">
            <text:p>88.034188034188</text:p>
          </table:table-cell>
          <table:table-cell table:number-columns-repeated="3" office:value-type="float" office:value="88.8888888888889" calcext:value-type="float">
            <text:p>88.8888888888889</text:p>
          </table:table-cell>
          <table:table-cell office:value-type="float" office:value="88.034188034188" calcext:value-type="float">
            <text:p>88.034188034188</text:p>
          </table:table-cell>
          <table:table-cell table:number-columns-repeated="6" office:value-type="float" office:value="87.1794871794872" calcext:value-type="float">
            <text:p>87.1794871794872</text:p>
          </table:table-cell>
          <table:table-cell table:number-columns-repeated="10" office:value-type="float" office:value="88.034188034188" calcext:value-type="float">
            <text:p>88.034188034188</text:p>
          </table:table-cell>
          <table:table-cell table:number-columns-repeated="3" office:value-type="float" office:value="87.1794871794872" calcext:value-type="float">
            <text:p>87.1794871794872</text:p>
          </table:table-cell>
          <table:table-cell office:value-type="float" office:value="88.034188034188" calcext:value-type="float">
            <text:p>88.034188034188</text:p>
          </table:table-cell>
        </table:table-row>
        <table:table-row table:style-name="ro1">
          <table:table-cell office:value-type="string" calcext:value-type="string">
            <text:p>Subj_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2.4561403508772" calcext:value-type="float">
            <text:p>82.4561403508772</text:p>
          </table:table-cell>
          <table:table-cell table:number-columns-repeated="3" office:value-type="float" office:value="81.5789473684211" calcext:value-type="float">
            <text:p>81.5789473684211</text:p>
          </table:table-cell>
          <table:table-cell table:number-columns-repeated="10" office:value-type="float" office:value="80.7017543859649" calcext:value-type="float">
            <text:p>80.7017543859649</text:p>
          </table:table-cell>
          <table:table-cell office:value-type="float" office:value="79.8245614035088" calcext:value-type="float">
            <text:p>79.8245614035088</text:p>
          </table:table-cell>
          <table:table-cell table:number-columns-repeated="16" office:value-type="float" office:value="78.9473684210526" calcext:value-type="float">
            <text:p>78.9473684210526</text:p>
          </table:table-cell>
          <table:table-cell table:number-columns-repeated="13" office:value-type="float" office:value="80.7017543859649" calcext:value-type="float">
            <text:p>80.7017543859649</text:p>
          </table:table-cell>
          <table:table-cell table:number-columns-repeated="2" office:value-type="float" office:value="81.5789473684211" calcext:value-type="float">
            <text:p>81.5789473684211</text:p>
          </table:table-cell>
          <table:table-cell office:value-type="float" office:value="82.4561403508772" calcext:value-type="float">
            <text:p>82.4561403508772</text:p>
          </table:table-cell>
          <table:table-cell table:number-columns-repeated="2" office:value-type="float" office:value="83.3333333333333" calcext:value-type="float">
            <text:p>83.3333333333333</text:p>
          </table:table-cell>
        </table:table-row>
        <table:table-row table:style-name="ro1">
          <table:table-cell office:value-type="string" calcext:value-type="string">
            <text:p>Subj_8</text:p>
          </table:table-cell>
          <table:table-cell office:value-type="float" office:value="1" calcext:value-type="float">
            <text:p>1</text:p>
          </table:table-cell>
          <table:table-cell office:value-type="float" office:value="86.9565217391304" calcext:value-type="float">
            <text:p>86.9565217391304</text:p>
          </table:table-cell>
          <table:table-cell table:number-columns-repeated="3" office:value-type="float" office:value="88.695652173913" calcext:value-type="float">
            <text:p>88.695652173913</text:p>
          </table:table-cell>
          <table:table-cell table:number-columns-repeated="4" office:value-type="float" office:value="89.5652173913043" calcext:value-type="float">
            <text:p>89.5652173913043</text:p>
          </table:table-cell>
          <table:table-cell table:number-columns-repeated="8" office:value-type="float" office:value="90.4347826086957" calcext:value-type="float">
            <text:p>90.4347826086957</text:p>
          </table:table-cell>
          <table:table-cell table:number-columns-repeated="17" office:value-type="float" office:value="91.304347826087" calcext:value-type="float">
            <text:p>91.304347826087</text:p>
          </table:table-cell>
          <table:table-cell table:number-columns-repeated="13" office:value-type="float" office:value="90.4347826086957" calcext:value-type="float">
            <text:p>90.4347826086957</text:p>
          </table:table-cell>
          <table:table-cell table:number-columns-repeated="2" office:value-type="float" office:value="89.5652173913043" calcext:value-type="float">
            <text:p>89.5652173913043</text:p>
          </table:table-cell>
          <table:table-cell table:number-columns-repeated="2" office:value-type="float" office:value="88.695652173913" calcext:value-type="float">
            <text:p>88.695652173913</text:p>
          </table:table-cell>
        </table:table-row>
        <table:table-row table:style-name="ro1">
          <table:table-cell office:value-type="string" calcext:value-type="string">
            <text:p>Subj_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90.0900900900901" calcext:value-type="float">
            <text:p>90.0900900900901</text:p>
          </table:table-cell>
          <table:table-cell table:number-columns-repeated="3" office:value-type="float" office:value="91.8918918918919" calcext:value-type="float">
            <text:p>91.8918918918919</text:p>
          </table:table-cell>
          <table:table-cell table:number-columns-repeated="4" office:value-type="float" office:value="92.7927927927928" calcext:value-type="float">
            <text:p>92.7927927927928</text:p>
          </table:table-cell>
          <table:table-cell table:number-columns-repeated="7" office:value-type="float" office:value="91.8918918918919" calcext:value-type="float">
            <text:p>91.8918918918919</text:p>
          </table:table-cell>
          <table:table-cell office:value-type="float" office:value="90.990990990991" calcext:value-type="float">
            <text:p>90.990990990991</text:p>
          </table:table-cell>
          <table:table-cell table:number-columns-repeated="12" office:value-type="float" office:value="90.0900900900901" calcext:value-type="float">
            <text:p>90.0900900900901</text:p>
          </table:table-cell>
          <table:table-cell table:number-columns-repeated="7" office:value-type="float" office:value="90.990990990991" calcext:value-type="float">
            <text:p>90.990990990991</text:p>
          </table:table-cell>
          <table:table-cell table:number-columns-repeated="6" office:value-type="float" office:value="91.8918918918919" calcext:value-type="float">
            <text:p>91.8918918918919</text:p>
          </table:table-cell>
          <table:table-cell office:value-type="float" office:value="90.990990990991" calcext:value-type="float">
            <text:p>90.990990990991</text:p>
          </table:table-cell>
          <table:table-cell table:number-columns-repeated="4" office:value-type="float" office:value="90.0900900900901" calcext:value-type="float">
            <text:p>90.0900900900901</text:p>
          </table:table-cell>
          <table:table-cell table:number-columns-repeated="2" office:value-type="float" office:value="88.2882882882883" calcext:value-type="float">
            <text:p>88.2882882882883</text:p>
          </table:table-cell>
        </table:table-row>
        <table:table-row table:style-name="ro1">
          <table:table-cell office:value-type="string" calcext:value-type="string">
            <text:p>Subj_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8.448275862069" calcext:value-type="float">
            <text:p>78.448275862069</text:p>
          </table:table-cell>
          <table:table-cell office:value-type="float" office:value="77.5862068965517" calcext:value-type="float">
            <text:p>77.5862068965517</text:p>
          </table:table-cell>
          <table:table-cell office:value-type="float" office:value="75.8620689655172" calcext:value-type="float">
            <text:p>75.8620689655172</text:p>
          </table:table-cell>
          <table:table-cell office:value-type="float" office:value="77.5862068965517" calcext:value-type="float">
            <text:p>77.5862068965517</text:p>
          </table:table-cell>
          <table:table-cell office:value-type="float" office:value="76.7241379310345" calcext:value-type="float">
            <text:p>76.7241379310345</text:p>
          </table:table-cell>
          <table:table-cell table:number-columns-repeated="2" office:value-type="float" office:value="77.5862068965517" calcext:value-type="float">
            <text:p>77.5862068965517</text:p>
          </table:table-cell>
          <table:table-cell office:value-type="float" office:value="76.7241379310345" calcext:value-type="float">
            <text:p>76.7241379310345</text:p>
          </table:table-cell>
          <table:table-cell office:value-type="float" office:value="77.5862068965517" calcext:value-type="float">
            <text:p>77.5862068965517</text:p>
          </table:table-cell>
          <table:table-cell office:value-type="float" office:value="75.8620689655172" calcext:value-type="float">
            <text:p>75.8620689655172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5.8620689655172" calcext:value-type="float">
            <text:p>75.8620689655172</text:p>
          </table:table-cell>
          <table:table-cell table:number-columns-repeated="4" office:value-type="float" office:value="75" calcext:value-type="float">
            <text:p>75</text:p>
          </table:table-cell>
          <table:table-cell office:value-type="float" office:value="75.8620689655172" calcext:value-type="float">
            <text:p>75.8620689655172</text:p>
          </table:table-cell>
          <table:table-cell table:number-columns-repeated="10" office:value-type="float" office:value="75" calcext:value-type="float">
            <text:p>75</text:p>
          </table:table-cell>
          <table:table-cell table:number-columns-repeated="2" office:value-type="float" office:value="74.1379310344828" calcext:value-type="float">
            <text:p>74.1379310344828</text:p>
          </table:table-cell>
          <table:table-cell table:number-columns-repeated="6" office:value-type="float" office:value="75" calcext:value-type="float">
            <text:p>75</text:p>
          </table:table-cell>
          <table:table-cell table:number-columns-repeated="2" office:value-type="float" office:value="75.8620689655172" calcext:value-type="float">
            <text:p>75.8620689655172</text:p>
          </table:table-cell>
          <table:table-cell office:value-type="float" office:value="72.4137931034483" calcext:value-type="float">
            <text:p>72.4137931034483</text:p>
          </table:table-cell>
          <table:table-cell office:value-type="float" office:value="76.7241379310345" calcext:value-type="float">
            <text:p>76.7241379310345</text:p>
          </table:table-cell>
          <table:table-cell office:value-type="float" office:value="77.5862068965517" calcext:value-type="float">
            <text:p>77.5862068965517</text:p>
          </table:table-cell>
          <table:table-cell office:value-type="float" office:value="76.7241379310345" calcext:value-type="float">
            <text:p>76.7241379310345</text:p>
          </table:table-cell>
          <table:table-cell table:number-columns-repeated="2" office:value-type="float" office:value="75.8620689655172" calcext:value-type="float">
            <text:p>75.8620689655172</text:p>
          </table:table-cell>
          <table:table-cell office:value-type="float" office:value="72.4137931034483" calcext:value-type="float">
            <text:p>72.4137931034483</text:p>
          </table:table-cell>
          <table:table-cell office:value-type="float" office:value="71.551724137931" calcext:value-type="float">
            <text:p>71.551724137931</text:p>
          </table:table-cell>
          <table:table-cell office:value-type="float" office:value="73.2758620689655" calcext:value-type="float">
            <text:p>73.2758620689655</text:p>
          </table:table-cell>
          <table:table-cell table:number-columns-repeated="2" office:value-type="float" office:value="77.5862068965517" calcext:value-type="float">
            <text:p>77.5862068965517</text:p>
          </table:table-cell>
        </table:table-row>
        <table:table-row table:style-name="ro1">
          <table:table-cell office:value-type="string" calcext:value-type="string">
            <text:p>Subj_1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94.9579831932773" calcext:value-type="float">
            <text:p>94.9579831932773</text:p>
          </table:table-cell>
          <table:table-cell table:number-columns-repeated="4" office:value-type="float" office:value="95.7983193277311" calcext:value-type="float">
            <text:p>95.7983193277311</text:p>
          </table:table-cell>
          <table:table-cell table:number-columns-repeated="2" office:value-type="float" office:value="94.9579831932773" calcext:value-type="float">
            <text:p>94.9579831932773</text:p>
          </table:table-cell>
          <table:table-cell office:value-type="float" office:value="92.436974789916" calcext:value-type="float">
            <text:p>92.436974789916</text:p>
          </table:table-cell>
          <table:table-cell table:number-columns-repeated="5" office:value-type="float" office:value="91.5966386554622" calcext:value-type="float">
            <text:p>91.5966386554622</text:p>
          </table:table-cell>
          <table:table-cell table:number-columns-repeated="9" office:value-type="float" office:value="90.7563025210084" calcext:value-type="float">
            <text:p>90.7563025210084</text:p>
          </table:table-cell>
          <table:table-cell office:value-type="float" office:value="91.5966386554622" calcext:value-type="float">
            <text:p>91.5966386554622</text:p>
          </table:table-cell>
          <table:table-cell table:number-columns-repeated="6" office:value-type="float" office:value="92.436974789916" calcext:value-type="float">
            <text:p>92.436974789916</text:p>
          </table:table-cell>
          <table:table-cell office:value-type="float" office:value="91.5966386554622" calcext:value-type="float">
            <text:p>91.5966386554622</text:p>
          </table:table-cell>
          <table:table-cell table:number-columns-repeated="6" office:value-type="float" office:value="92.436974789916" calcext:value-type="float">
            <text:p>92.436974789916</text:p>
          </table:table-cell>
          <table:table-cell office:value-type="float" office:value="91.5966386554622" calcext:value-type="float">
            <text:p>91.5966386554622</text:p>
          </table:table-cell>
          <table:table-cell office:value-type="float" office:value="94.9579831932773" calcext:value-type="float">
            <text:p>94.9579831932773</text:p>
          </table:table-cell>
          <table:table-cell office:value-type="float" office:value="94.1176470588235" calcext:value-type="float">
            <text:p>94.1176470588235</text:p>
          </table:table-cell>
          <table:table-cell table:number-columns-repeated="2" office:value-type="float" office:value="94.9579831932773" calcext:value-type="float">
            <text:p>94.9579831932773</text:p>
          </table:table-cell>
          <table:table-cell table:number-columns-repeated="3" office:value-type="float" office:value="95.7983193277311" calcext:value-type="float">
            <text:p>95.7983193277311</text:p>
          </table:table-cell>
          <table:table-cell office:value-type="float" office:value="93.2773109243697" calcext:value-type="float">
            <text:p>93.2773109243697</text:p>
          </table:table-cell>
          <table:table-cell office:value-type="float" office:value="95.7983193277311" calcext:value-type="float">
            <text:p>95.7983193277311</text:p>
          </table:table-cell>
          <table:table-cell office:value-type="float" office:value="94.9579831932773" calcext:value-type="float">
            <text:p>94.9579831932773</text:p>
          </table:table-cell>
        </table:table-row>
        <table:table-row table:style-name="ro1">
          <table:table-cell office:value-type="string" calcext:value-type="string">
            <text:p>Subj_1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90.990990990991" calcext:value-type="float">
            <text:p>90.990990990991</text:p>
          </table:table-cell>
          <table:table-cell table:number-columns-repeated="4" office:value-type="float" office:value="91.8918918918919" calcext:value-type="float">
            <text:p>91.8918918918919</text:p>
          </table:table-cell>
          <table:table-cell table:number-columns-repeated="2" office:value-type="float" office:value="92.7927927927928" calcext:value-type="float">
            <text:p>92.7927927927928</text:p>
          </table:table-cell>
          <table:table-cell table:number-columns-repeated="2" office:value-type="float" office:value="91.8918918918919" calcext:value-type="float">
            <text:p>91.8918918918919</text:p>
          </table:table-cell>
          <table:table-cell table:number-columns-repeated="3" office:value-type="float" office:value="90.990990990991" calcext:value-type="float">
            <text:p>90.990990990991</text:p>
          </table:table-cell>
          <table:table-cell table:number-columns-repeated="5" office:value-type="float" office:value="91.8918918918919" calcext:value-type="float">
            <text:p>91.8918918918919</text:p>
          </table:table-cell>
          <table:table-cell table:number-columns-repeated="2" office:value-type="float" office:value="92.7927927927928" calcext:value-type="float">
            <text:p>92.7927927927928</text:p>
          </table:table-cell>
          <table:table-cell table:number-columns-repeated="7" office:value-type="float" office:value="91.8918918918919" calcext:value-type="float">
            <text:p>91.8918918918919</text:p>
          </table:table-cell>
          <table:table-cell office:value-type="float" office:value="92.7927927927928" calcext:value-type="float">
            <text:p>92.7927927927928</text:p>
          </table:table-cell>
          <table:table-cell office:value-type="float" office:value="91.8918918918919" calcext:value-type="float">
            <text:p>91.8918918918919</text:p>
          </table:table-cell>
          <table:table-cell table:number-columns-repeated="3" office:value-type="float" office:value="92.7927927927928" calcext:value-type="float">
            <text:p>92.7927927927928</text:p>
          </table:table-cell>
          <table:table-cell table:number-columns-repeated="4" office:value-type="float" office:value="91.8918918918919" calcext:value-type="float">
            <text:p>91.8918918918919</text:p>
          </table:table-cell>
          <table:table-cell table:number-columns-repeated="5" office:value-type="float" office:value="90.990990990991" calcext:value-type="float">
            <text:p>90.990990990991</text:p>
          </table:table-cell>
          <table:table-cell table:number-columns-repeated="2" office:value-type="float" office:value="91.8918918918919" calcext:value-type="float">
            <text:p>91.8918918918919</text:p>
          </table:table-cell>
          <table:table-cell office:value-type="float" office:value="90.990990990991" calcext:value-type="float">
            <text:p>90.990990990991</text:p>
          </table:table-cell>
          <table:table-cell table:number-columns-repeated="3" office:value-type="float" office:value="91.8918918918919" calcext:value-type="float">
            <text:p>91.8918918918919</text:p>
          </table:table-cell>
          <table:table-cell table:number-columns-repeated="2" office:value-type="float" office:value="90.990990990991" calcext:value-type="float">
            <text:p>90.990990990991</text:p>
          </table:table-cell>
        </table:table-row>
        <table:table-row table:style-name="ro1">
          <table:table-cell office:value-type="string" calcext:value-type="string">
            <text:p>Subj_13</text:p>
          </table:table-cell>
          <table:table-cell office:value-type="float" office:value="2" calcext:value-type="float">
            <text:p>2</text:p>
          </table:table-cell>
          <table:table-cell office:value-type="float" office:value="80.3571428571429" calcext:value-type="float">
            <text:p>80.3571428571429</text:p>
          </table:table-cell>
          <table:table-cell table:number-columns-repeated="4" office:value-type="float" office:value="79.4642857142857" calcext:value-type="float">
            <text:p>79.4642857142857</text:p>
          </table:table-cell>
          <table:table-cell office:value-type="float" office:value="78.5714285714286" calcext:value-type="float">
            <text:p>78.5714285714286</text:p>
          </table:table-cell>
          <table:table-cell office:value-type="float" office:value="79.4642857142857" calcext:value-type="float">
            <text:p>79.4642857142857</text:p>
          </table:table-cell>
          <table:table-cell table:number-columns-repeated="2" office:value-type="float" office:value="78.5714285714286" calcext:value-type="float">
            <text:p>78.5714285714286</text:p>
          </table:table-cell>
          <table:table-cell table:number-columns-repeated="2" office:value-type="float" office:value="77.6785714285714" calcext:value-type="float">
            <text:p>77.6785714285714</text:p>
          </table:table-cell>
          <table:table-cell table:number-columns-repeated="3" office:value-type="float" office:value="76.7857142857143" calcext:value-type="float">
            <text:p>76.7857142857143</text:p>
          </table:table-cell>
          <table:table-cell office:value-type="float" office:value="77.6785714285714" calcext:value-type="float">
            <text:p>77.6785714285714</text:p>
          </table:table-cell>
          <table:table-cell office:value-type="float" office:value="76.7857142857143" calcext:value-type="float">
            <text:p>76.7857142857143</text:p>
          </table:table-cell>
          <table:table-cell table:number-columns-repeated="17" office:value-type="float" office:value="75.8928571428571" calcext:value-type="float">
            <text:p>75.8928571428571</text:p>
          </table:table-cell>
          <table:table-cell table:number-columns-repeated="3" office:value-type="float" office:value="76.7857142857143" calcext:value-type="float">
            <text:p>76.7857142857143</text:p>
          </table:table-cell>
          <table:table-cell table:number-columns-repeated="4" office:value-type="float" office:value="75.8928571428571" calcext:value-type="float">
            <text:p>75.8928571428571</text:p>
          </table:table-cell>
          <table:table-cell office:value-type="float" office:value="75" calcext:value-type="float">
            <text:p>75</text:p>
          </table:table-cell>
          <table:table-cell office:value-type="float" office:value="75.8928571428571" calcext:value-type="float">
            <text:p>75.8928571428571</text:p>
          </table:table-cell>
          <table:table-cell office:value-type="float" office:value="77.6785714285714" calcext:value-type="float">
            <text:p>77.6785714285714</text:p>
          </table:table-cell>
          <table:table-cell table:number-columns-repeated="2" office:value-type="float" office:value="76.7857142857143" calcext:value-type="float">
            <text:p>76.7857142857143</text:p>
          </table:table-cell>
          <table:table-cell table:number-columns-repeated="2" office:value-type="float" office:value="77.6785714285714" calcext:value-type="float">
            <text:p>77.6785714285714</text:p>
          </table:table-cell>
          <table:table-cell table:number-columns-repeated="3" office:value-type="float" office:value="78.5714285714286" calcext:value-type="float">
            <text:p>78.5714285714286</text:p>
          </table:table-cell>
        </table:table-row>
        <table:table-row table:style-name="ro1">
          <table:table-cell office:value-type="string" calcext:value-type="string">
            <text:p>Subj_14</text:p>
          </table:table-cell>
          <table:table-cell office:value-type="float" office:value="2" calcext:value-type="float">
            <text:p>2</text:p>
          </table:table-cell>
          <table:table-cell office:value-type="float" office:value="92.1052631578947" calcext:value-type="float">
            <text:p>92.1052631578947</text:p>
          </table:table-cell>
          <table:table-cell table:number-columns-repeated="3" office:value-type="float" office:value="96.4912280701754" calcext:value-type="float">
            <text:p>96.4912280701754</text:p>
          </table:table-cell>
          <table:table-cell office:value-type="float" office:value="94.7368421052632" calcext:value-type="float">
            <text:p>94.7368421052632</text:p>
          </table:table-cell>
          <table:table-cell office:value-type="float" office:value="95.6140350877193" calcext:value-type="float">
            <text:p>95.6140350877193</text:p>
          </table:table-cell>
          <table:table-cell table:number-columns-repeated="2" office:value-type="float" office:value="92.9824561403509" calcext:value-type="float">
            <text:p>92.9824561403509</text:p>
          </table:table-cell>
          <table:table-cell office:value-type="float" office:value="90.3508771929825" calcext:value-type="float">
            <text:p>90.3508771929825</text:p>
          </table:table-cell>
          <table:table-cell table:number-columns-repeated="5" office:value-type="float" office:value="92.9824561403509" calcext:value-type="float">
            <text:p>92.9824561403509</text:p>
          </table:table-cell>
          <table:table-cell table:number-columns-repeated="3" office:value-type="float" office:value="92.1052631578947" calcext:value-type="float">
            <text:p>92.1052631578947</text:p>
          </table:table-cell>
          <table:table-cell table:number-columns-repeated="5" office:value-type="float" office:value="91.2280701754386" calcext:value-type="float">
            <text:p>91.2280701754386</text:p>
          </table:table-cell>
          <table:table-cell office:value-type="float" office:value="86.8421052631579" calcext:value-type="float">
            <text:p>86.8421052631579</text:p>
          </table:table-cell>
          <table:table-cell office:value-type="float" office:value="90.3508771929825" calcext:value-type="float">
            <text:p>90.3508771929825</text:p>
          </table:table-cell>
          <table:table-cell table:number-columns-repeated="4" office:value-type="float" office:value="86.8421052631579" calcext:value-type="float">
            <text:p>86.8421052631579</text:p>
          </table:table-cell>
          <table:table-cell office:value-type="float" office:value="87.719298245614" calcext:value-type="float">
            <text:p>87.719298245614</text:p>
          </table:table-cell>
          <table:table-cell office:value-type="float" office:value="92.1052631578947" calcext:value-type="float">
            <text:p>92.1052631578947</text:p>
          </table:table-cell>
          <table:table-cell table:number-columns-repeated="3" office:value-type="float" office:value="91.2280701754386" calcext:value-type="float">
            <text:p>91.2280701754386</text:p>
          </table:table-cell>
          <table:table-cell table:number-columns-repeated="4" office:value-type="float" office:value="92.9824561403509" calcext:value-type="float">
            <text:p>92.9824561403509</text:p>
          </table:table-cell>
          <table:table-cell office:value-type="float" office:value="95.6140350877193" calcext:value-type="float">
            <text:p>95.6140350877193</text:p>
          </table:table-cell>
          <table:table-cell office:value-type="float" office:value="96.4912280701754" calcext:value-type="float">
            <text:p>96.4912280701754</text:p>
          </table:table-cell>
          <table:table-cell office:value-type="float" office:value="95.6140350877193" calcext:value-type="float">
            <text:p>95.6140350877193</text:p>
          </table:table-cell>
          <table:table-cell office:value-type="float" office:value="96.4912280701754" calcext:value-type="float">
            <text:p>96.4912280701754</text:p>
          </table:table-cell>
          <table:table-cell office:value-type="float" office:value="92.9824561403509" calcext:value-type="float">
            <text:p>92.9824561403509</text:p>
          </table:table-cell>
          <table:table-cell office:value-type="float" office:value="93.859649122807" calcext:value-type="float">
            <text:p>93.859649122807</text:p>
          </table:table-cell>
          <table:table-cell office:value-type="float" office:value="95.6140350877193" calcext:value-type="float">
            <text:p>95.6140350877193</text:p>
          </table:table-cell>
          <table:table-cell table:number-columns-repeated="2" office:value-type="float" office:value="96.4912280701754" calcext:value-type="float">
            <text:p>96.4912280701754</text:p>
          </table:table-cell>
          <table:table-cell table:number-columns-repeated="3" office:value-type="float" office:value="95.6140350877193" calcext:value-type="float">
            <text:p>95.6140350877193</text:p>
          </table:table-cell>
          <table:table-cell office:value-type="float" office:value="94.7368421052632" calcext:value-type="float">
            <text:p>94.7368421052632</text:p>
          </table:table-cell>
        </table:table-row>
        <table:table-row table:style-name="ro1">
          <table:table-cell office:value-type="string" calcext:value-type="string">
            <text:p>Subj_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1.4159292035398" calcext:value-type="float">
            <text:p>81.4159292035398</text:p>
          </table:table-cell>
          <table:table-cell office:value-type="float" office:value="82.3008849557522" calcext:value-type="float">
            <text:p>82.3008849557522</text:p>
          </table:table-cell>
          <table:table-cell office:value-type="float" office:value="83.1858407079646" calcext:value-type="float">
            <text:p>83.1858407079646</text:p>
          </table:table-cell>
          <table:table-cell table:number-columns-repeated="2" office:value-type="float" office:value="84.070796460177" calcext:value-type="float">
            <text:p>84.070796460177</text:p>
          </table:table-cell>
          <table:table-cell table:number-columns-repeated="2" office:value-type="float" office:value="83.1858407079646" calcext:value-type="float">
            <text:p>83.1858407079646</text:p>
          </table:table-cell>
          <table:table-cell office:value-type="float" office:value="84.070796460177" calcext:value-type="float">
            <text:p>84.070796460177</text:p>
          </table:table-cell>
          <table:table-cell office:value-type="float" office:value="83.1858407079646" calcext:value-type="float">
            <text:p>83.1858407079646</text:p>
          </table:table-cell>
          <table:table-cell office:value-type="float" office:value="82.3008849557522" calcext:value-type="float">
            <text:p>82.3008849557522</text:p>
          </table:table-cell>
          <table:table-cell table:number-columns-repeated="3" office:value-type="float" office:value="83.1858407079646" calcext:value-type="float">
            <text:p>83.1858407079646</text:p>
          </table:table-cell>
          <table:table-cell table:number-columns-repeated="2" office:value-type="float" office:value="82.3008849557522" calcext:value-type="float">
            <text:p>82.3008849557522</text:p>
          </table:table-cell>
          <table:table-cell table:number-columns-repeated="2" office:value-type="float" office:value="81.4159292035398" calcext:value-type="float">
            <text:p>81.4159292035398</text:p>
          </table:table-cell>
          <table:table-cell table:number-columns-repeated="3" office:value-type="float" office:value="79.6460176991151" calcext:value-type="float">
            <text:p>79.6460176991151</text:p>
          </table:table-cell>
          <table:table-cell table:number-columns-repeated="11" office:value-type="float" office:value="78.7610619469027" calcext:value-type="float">
            <text:p>78.7610619469027</text:p>
          </table:table-cell>
          <table:table-cell office:value-type="float" office:value="79.6460176991151" calcext:value-type="float">
            <text:p>79.6460176991151</text:p>
          </table:table-cell>
          <table:table-cell office:value-type="float" office:value="80.5309734513275" calcext:value-type="float">
            <text:p>80.5309734513275</text:p>
          </table:table-cell>
          <table:table-cell office:value-type="float" office:value="81.4159292035398" calcext:value-type="float">
            <text:p>81.4159292035398</text:p>
          </table:table-cell>
          <table:table-cell office:value-type="float" office:value="80.5309734513275" calcext:value-type="float">
            <text:p>80.5309734513275</text:p>
          </table:table-cell>
          <table:table-cell table:number-columns-repeated="2" office:value-type="float" office:value="81.4159292035398" calcext:value-type="float">
            <text:p>81.4159292035398</text:p>
          </table:table-cell>
          <table:table-cell office:value-type="float" office:value="82.3008849557522" calcext:value-type="float">
            <text:p>82.3008849557522</text:p>
          </table:table-cell>
          <table:table-cell table:number-columns-repeated="9" office:value-type="float" office:value="83.1858407079646" calcext:value-type="float">
            <text:p>83.1858407079646</text:p>
          </table:table-cell>
          <table:table-cell office:value-type="float" office:value="82.3008849557522" calcext:value-type="float">
            <text:p>82.3008849557522</text:p>
          </table:table-cell>
          <table:table-cell office:value-type="float" office:value="81.4159292035398" calcext:value-type="float">
            <text:p>81.4159292035398</text:p>
          </table:table-cell>
        </table:table-row>
        <table:table-row table:style-name="ro1">
          <table:table-cell office:value-type="string" calcext:value-type="string">
            <text:p>Subj_16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99.1525423728814" calcext:value-type="float">
            <text:p>99.1525423728814</text:p>
          </table:table-cell>
          <table:table-cell table:number-columns-repeated="3" office:value-type="float" office:value="98.3050847457627" calcext:value-type="float">
            <text:p>98.3050847457627</text:p>
          </table:table-cell>
          <table:table-cell table:number-columns-repeated="24" office:value-type="float" office:value="97.4576271186441" calcext:value-type="float">
            <text:p>97.4576271186441</text:p>
          </table:table-cell>
          <table:table-cell office:value-type="float" office:value="94.9152542372881" calcext:value-type="float">
            <text:p>94.9152542372881</text:p>
          </table:table-cell>
          <table:table-cell office:value-type="float" office:value="95.7627118644068" calcext:value-type="float">
            <text:p>95.7627118644068</text:p>
          </table:table-cell>
          <table:table-cell office:value-type="float" office:value="94.9152542372881" calcext:value-type="float">
            <text:p>94.9152542372881</text:p>
          </table:table-cell>
          <table:table-cell table:number-columns-repeated="3" office:value-type="float" office:value="95.7627118644068" calcext:value-type="float">
            <text:p>95.7627118644068</text:p>
          </table:table-cell>
          <table:table-cell office:value-type="float" office:value="96.6101694915254" calcext:value-type="float">
            <text:p>96.6101694915254</text:p>
          </table:table-cell>
          <table:table-cell office:value-type="float" office:value="95.7627118644068" calcext:value-type="float">
            <text:p>95.7627118644068</text:p>
          </table:table-cell>
          <table:table-cell office:value-type="float" office:value="96.6101694915254" calcext:value-type="float">
            <text:p>96.6101694915254</text:p>
          </table:table-cell>
          <table:table-cell table:number-columns-repeated="2" office:value-type="float" office:value="98.3050847457627" calcext:value-type="float">
            <text:p>98.3050847457627</text:p>
          </table:table-cell>
          <table:table-cell office:value-type="float" office:value="99.1525423728814" calcext:value-type="float">
            <text:p>99.1525423728814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ubj_1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89.5652173913043" calcext:value-type="float">
            <text:p>89.5652173913043</text:p>
          </table:table-cell>
          <table:table-cell table:number-columns-repeated="47" office:value-type="float" office:value="88.695652173913" calcext:value-type="float">
            <text:p>88.695652173913</text:p>
          </table:table-cell>
        </table:table-row>
        <table:table-row table:style-name="ro1">
          <table:table-cell office:value-type="string" calcext:value-type="string">
            <text:p>Subj_18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87.719298245614" calcext:value-type="float">
            <text:p>87.719298245614</text:p>
          </table:table-cell>
          <table:table-cell table:number-columns-repeated="2" office:value-type="float" office:value="88.5964912280702" calcext:value-type="float">
            <text:p>88.5964912280702</text:p>
          </table:table-cell>
          <table:table-cell table:number-columns-repeated="14" office:value-type="float" office:value="87.719298245614" calcext:value-type="float">
            <text:p>87.719298245614</text:p>
          </table:table-cell>
          <table:table-cell table:number-columns-repeated="4" office:value-type="float" office:value="88.5964912280702" calcext:value-type="float">
            <text:p>88.5964912280702</text:p>
          </table:table-cell>
          <table:table-cell table:number-columns-repeated="11" office:value-type="float" office:value="87.719298245614" calcext:value-type="float">
            <text:p>87.719298245614</text:p>
          </table:table-cell>
          <table:table-cell office:value-type="float" office:value="88.5964912280702" calcext:value-type="float">
            <text:p>88.5964912280702</text:p>
          </table:table-cell>
        </table:table-row>
        <table:table-row table:style-name="ro1">
          <table:table-cell office:value-type="string" calcext:value-type="string">
            <text:p>Subj_19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92.7927927927928" calcext:value-type="float">
            <text:p>92.7927927927928</text:p>
          </table:table-cell>
          <table:table-cell office:value-type="float" office:value="93.6936936936937" calcext:value-type="float">
            <text:p>93.6936936936937</text:p>
          </table:table-cell>
          <table:table-cell table:number-columns-repeated="5" office:value-type="float" office:value="92.7927927927928" calcext:value-type="float">
            <text:p>92.7927927927928</text:p>
          </table:table-cell>
          <table:table-cell office:value-type="float" office:value="91.8918918918919" calcext:value-type="float">
            <text:p>91.8918918918919</text:p>
          </table:table-cell>
          <table:table-cell office:value-type="float" office:value="90.990990990991" calcext:value-type="float">
            <text:p>90.990990990991</text:p>
          </table:table-cell>
          <table:table-cell table:number-columns-repeated="14" office:value-type="float" office:value="90.0900900900901" calcext:value-type="float">
            <text:p>90.0900900900901</text:p>
          </table:table-cell>
          <table:table-cell office:value-type="float" office:value="90.990990990991" calcext:value-type="float">
            <text:p>90.990990990991</text:p>
          </table:table-cell>
          <table:table-cell table:number-columns-repeated="2" office:value-type="float" office:value="90.0900900900901" calcext:value-type="float">
            <text:p>90.0900900900901</text:p>
          </table:table-cell>
          <table:table-cell office:value-type="float" office:value="90.990990990991" calcext:value-type="float">
            <text:p>90.990990990991</text:p>
          </table:table-cell>
          <table:table-cell table:number-columns-repeated="3" office:value-type="float" office:value="91.8918918918919" calcext:value-type="float">
            <text:p>91.8918918918919</text:p>
          </table:table-cell>
          <table:table-cell table:number-columns-repeated="13" office:value-type="float" office:value="93.6936936936937" calcext:value-type="float">
            <text:p>93.6936936936937</text:p>
          </table:table-cell>
        </table:table-row>
        <table:table-row table:style-name="ro1">
          <table:table-cell office:value-type="string" calcext:value-type="string">
            <text:p>Subj_2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98.3050847457627" calcext:value-type="float">
            <text:p>98.3050847457627</text:p>
          </table:table-cell>
          <table:table-cell table:number-columns-repeated="10" office:value-type="float" office:value="97.4576271186441" calcext:value-type="float">
            <text:p>97.4576271186441</text:p>
          </table:table-cell>
          <table:table-cell table:number-columns-repeated="16" office:value-type="float" office:value="96.6101694915254" calcext:value-type="float">
            <text:p>96.6101694915254</text:p>
          </table:table-cell>
          <table:table-cell table:number-columns-repeated="11" office:value-type="float" office:value="97.4576271186441" calcext:value-type="float">
            <text:p>97.4576271186441</text:p>
          </table:table-cell>
          <table:table-cell table:number-columns-repeated="4" office:value-type="float" office:value="98.3050847457627" calcext:value-type="float">
            <text:p>98.3050847457627</text:p>
          </table:table-cell>
          <table:table-cell office:value-type="float" office:value="96.6101694915254" calcext:value-type="float">
            <text:p>96.6101694915254</text:p>
          </table:table-cell>
        </table:table-row>
        <table:table-row table:style-name="ro1">
          <table:table-cell office:value-type="string" calcext:value-type="string">
            <text:p>Subj_21</text:p>
          </table:table-cell>
          <table:table-cell office:value-type="float" office:value="4" calcext:value-type="float">
            <text:p>4</text:p>
          </table:table-cell>
          <table:table-cell office:value-type="float" office:value="77.5862068965517" calcext:value-type="float">
            <text:p>77.5862068965517</text:p>
          </table:table-cell>
          <table:table-cell office:value-type="float" office:value="79.3103448275862" calcext:value-type="float">
            <text:p>79.3103448275862</text:p>
          </table:table-cell>
          <table:table-cell office:value-type="float" office:value="78.448275862069" calcext:value-type="float">
            <text:p>78.448275862069</text:p>
          </table:table-cell>
          <table:table-cell office:value-type="float" office:value="80.1724137931035" calcext:value-type="float">
            <text:p>80.1724137931035</text:p>
          </table:table-cell>
          <table:table-cell table:number-columns-repeated="3" office:value-type="float" office:value="81.0344827586207" calcext:value-type="float">
            <text:p>81.0344827586207</text:p>
          </table:table-cell>
          <table:table-cell table:number-columns-repeated="6" office:value-type="float" office:value="80.1724137931035" calcext:value-type="float">
            <text:p>80.1724137931035</text:p>
          </table:table-cell>
          <table:table-cell table:number-columns-repeated="7" office:value-type="float" office:value="79.3103448275862" calcext:value-type="float">
            <text:p>79.3103448275862</text:p>
          </table:table-cell>
          <table:table-cell table:number-columns-repeated="10" office:value-type="float" office:value="80.1724137931035" calcext:value-type="float">
            <text:p>80.1724137931035</text:p>
          </table:table-cell>
          <table:table-cell table:number-columns-repeated="2" office:value-type="float" office:value="81.0344827586207" calcext:value-type="float">
            <text:p>81.0344827586207</text:p>
          </table:table-cell>
          <table:table-cell table:number-columns-repeated="11" office:value-type="float" office:value="80.1724137931035" calcext:value-type="float">
            <text:p>80.1724137931035</text:p>
          </table:table-cell>
          <table:table-cell table:number-columns-repeated="2" office:value-type="float" office:value="79.3103448275862" calcext:value-type="float">
            <text:p>79.3103448275862</text:p>
          </table:table-cell>
          <table:table-cell table:number-columns-repeated="5" office:value-type="float" office:value="78.448275862069" calcext:value-type="float">
            <text:p>78.448275862069</text:p>
          </table:table-cell>
        </table:table-row>
        <table:table-row table:style-name="ro1">
          <table:table-cell office:value-type="string" calcext:value-type="string">
            <text:p>Subj_2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75.6302521008403" calcext:value-type="float">
            <text:p>75.6302521008403</text:p>
          </table:table-cell>
          <table:table-cell table:number-columns-repeated="6" office:value-type="float" office:value="74.7899159663866" calcext:value-type="float">
            <text:p>74.7899159663866</text:p>
          </table:table-cell>
          <table:table-cell table:number-columns-repeated="2" office:value-type="float" office:value="73.9495798319328" calcext:value-type="float">
            <text:p>73.9495798319328</text:p>
          </table:table-cell>
          <table:table-cell table:number-columns-repeated="6" office:value-type="float" office:value="74.7899159663866" calcext:value-type="float">
            <text:p>74.7899159663866</text:p>
          </table:table-cell>
          <table:table-cell table:number-columns-repeated="10" office:value-type="float" office:value="75.6302521008403" calcext:value-type="float">
            <text:p>75.6302521008403</text:p>
          </table:table-cell>
          <table:table-cell table:number-columns-repeated="2" office:value-type="float" office:value="74.7899159663866" calcext:value-type="float">
            <text:p>74.7899159663866</text:p>
          </table:table-cell>
          <table:table-cell table:number-columns-repeated="11" office:value-type="float" office:value="73.9495798319328" calcext:value-type="float">
            <text:p>73.9495798319328</text:p>
          </table:table-cell>
          <table:table-cell table:number-columns-repeated="8" office:value-type="float" office:value="74.7899159663866" calcext:value-type="float">
            <text:p>74.7899159663866</text:p>
          </table:table-cell>
        </table:table-row>
        <table:table-row table:style-name="ro1">
          <table:table-cell office:value-type="string" calcext:value-type="string">
            <text:p>Subj_2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9.4736842105263" calcext:value-type="float">
            <text:p>89.4736842105263</text:p>
          </table:table-cell>
          <table:table-cell table:number-columns-repeated="4" office:value-type="float" office:value="90.3508771929825" calcext:value-type="float">
            <text:p>90.3508771929825</text:p>
          </table:table-cell>
          <table:table-cell table:number-columns-repeated="2" office:value-type="float" office:value="89.4736842105263" calcext:value-type="float">
            <text:p>89.4736842105263</text:p>
          </table:table-cell>
          <table:table-cell office:value-type="float" office:value="85.9649122807017" calcext:value-type="float">
            <text:p>85.9649122807017</text:p>
          </table:table-cell>
          <table:table-cell office:value-type="float" office:value="85.0877192982456" calcext:value-type="float">
            <text:p>85.0877192982456</text:p>
          </table:table-cell>
          <table:table-cell table:number-columns-repeated="2" office:value-type="float" office:value="84.2105263157895" calcext:value-type="float">
            <text:p>84.2105263157895</text:p>
          </table:table-cell>
          <table:table-cell office:value-type="float" office:value="83.3333333333333" calcext:value-type="float">
            <text:p>83.3333333333333</text:p>
          </table:table-cell>
          <table:table-cell table:number-columns-repeated="7" office:value-type="float" office:value="82.4561403508772" calcext:value-type="float">
            <text:p>82.4561403508772</text:p>
          </table:table-cell>
          <table:table-cell table:number-columns-repeated="8" office:value-type="float" office:value="83.3333333333333" calcext:value-type="float">
            <text:p>83.3333333333333</text:p>
          </table:table-cell>
          <table:table-cell table:number-columns-repeated="4" office:value-type="float" office:value="84.2105263157895" calcext:value-type="float">
            <text:p>84.2105263157895</text:p>
          </table:table-cell>
          <table:table-cell office:value-type="float" office:value="85.0877192982456" calcext:value-type="float">
            <text:p>85.0877192982456</text:p>
          </table:table-cell>
          <table:table-cell office:value-type="float" office:value="84.2105263157895" calcext:value-type="float">
            <text:p>84.2105263157895</text:p>
          </table:table-cell>
          <table:table-cell table:number-columns-repeated="4" office:value-type="float" office:value="85.9649122807017" calcext:value-type="float">
            <text:p>85.9649122807017</text:p>
          </table:table-cell>
          <table:table-cell table:number-columns-repeated="2" office:value-type="float" office:value="86.8421052631579" calcext:value-type="float">
            <text:p>86.8421052631579</text:p>
          </table:table-cell>
          <table:table-cell table:number-columns-repeated="3" office:value-type="float" office:value="87.719298245614" calcext:value-type="float">
            <text:p>87.719298245614</text:p>
          </table:table-cell>
          <table:table-cell office:value-type="float" office:value="89.4736842105263" calcext:value-type="float">
            <text:p>89.4736842105263</text:p>
          </table:table-cell>
          <table:table-cell table:number-columns-repeated="2" office:value-type="float" office:value="88.5964912280702" calcext:value-type="float">
            <text:p>88.5964912280702</text:p>
          </table:table-cell>
          <table:table-cell office:value-type="float" office:value="90.3508771929825" calcext:value-type="float">
            <text:p>90.3508771929825</text:p>
          </table:table-cell>
          <table:table-cell office:value-type="float" office:value="91.2280701754386" calcext:value-type="float">
            <text:p>91.2280701754386</text:p>
          </table:table-cell>
          <table:table-cell office:value-type="float" office:value="92.1052631578947" calcext:value-type="float">
            <text:p>92.1052631578947</text:p>
          </table:table-cell>
          <table:table-cell office:value-type="float" office:value="92.9824561403509" calcext:value-type="float">
            <text:p>92.9824561403509</text:p>
          </table:table-cell>
        </table:table-row>
        <table:table-row table:style-name="ro1">
          <table:table-cell office:value-type="string" calcext:value-type="string">
            <text:p>Subj_24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97.3214285714286" calcext:value-type="float">
            <text:p>97.3214285714286</text:p>
          </table:table-cell>
          <table:table-cell table:number-columns-repeated="3" office:value-type="float" office:value="96.4285714285714" calcext:value-type="float">
            <text:p>96.4285714285714</text:p>
          </table:table-cell>
          <table:table-cell office:value-type="float" office:value="95.5357142857143" calcext:value-type="float">
            <text:p>95.5357142857143</text:p>
          </table:table-cell>
          <table:table-cell office:value-type="float" office:value="94.6428571428571" calcext:value-type="float">
            <text:p>94.6428571428571</text:p>
          </table:table-cell>
          <table:table-cell table:number-columns-repeated="6" office:value-type="float" office:value="93.75" calcext:value-type="float">
            <text:p>93.75</text:p>
          </table:table-cell>
          <table:table-cell table:number-columns-repeated="17" office:value-type="float" office:value="92.8571428571429" calcext:value-type="float">
            <text:p>92.8571428571429</text:p>
          </table:table-cell>
          <table:table-cell table:number-columns-repeated="3" office:value-type="float" office:value="93.75" calcext:value-type="float">
            <text:p>93.75</text:p>
          </table:table-cell>
          <table:table-cell table:number-columns-repeated="2" office:value-type="float" office:value="94.6428571428571" calcext:value-type="float">
            <text:p>94.6428571428571</text:p>
          </table:table-cell>
          <table:table-cell table:number-columns-repeated="8" office:value-type="float" office:value="96.4285714285714" calcext:value-type="float">
            <text:p>96.4285714285714</text:p>
          </table:table-cell>
        </table:table-row>
        <table:table-row table:style-name="ro1">
          <table:table-cell office:value-type="string" calcext:value-type="string">
            <text:p>Subj_25</text:p>
          </table:table-cell>
          <table:table-cell office:value-type="float" office:value="5" calcext:value-type="float">
            <text:p>5</text:p>
          </table:table-cell>
          <table:table-cell table:number-columns-repeated="50" office:value-type="float" office:value="97.4137931034483" calcext:value-type="float">
            <text:p>97.4137931034483</text:p>
          </table:table-cell>
        </table:table-row>
        <table:table-row table:style-name="ro1">
          <table:table-cell office:value-type="string" calcext:value-type="string">
            <text:p>Subj_2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8.135593220339" calcext:value-type="float">
            <text:p>88.135593220339</text:p>
          </table:table-cell>
          <table:table-cell office:value-type="float" office:value="88.9830508474576" calcext:value-type="float">
            <text:p>88.9830508474576</text:p>
          </table:table-cell>
          <table:table-cell table:number-columns-repeated="2" office:value-type="float" office:value="88.135593220339" calcext:value-type="float">
            <text:p>88.135593220339</text:p>
          </table:table-cell>
          <table:table-cell table:number-columns-repeated="7" office:value-type="float" office:value="88.9830508474576" calcext:value-type="float">
            <text:p>88.9830508474576</text:p>
          </table:table-cell>
          <table:table-cell office:value-type="float" office:value="89.8305084745763" calcext:value-type="float">
            <text:p>89.8305084745763</text:p>
          </table:table-cell>
          <table:table-cell table:number-columns-repeated="20" office:value-type="float" office:value="90.6779661016949" calcext:value-type="float">
            <text:p>90.6779661016949</text:p>
          </table:table-cell>
          <table:table-cell office:value-type="float" office:value="89.8305084745763" calcext:value-type="float">
            <text:p>89.8305084745763</text:p>
          </table:table-cell>
          <table:table-cell table:number-columns-repeated="2" office:value-type="float" office:value="90.6779661016949" calcext:value-type="float">
            <text:p>90.6779661016949</text:p>
          </table:table-cell>
          <table:table-cell table:number-columns-repeated="5" office:value-type="float" office:value="89.8305084745763" calcext:value-type="float">
            <text:p>89.8305084745763</text:p>
          </table:table-cell>
          <table:table-cell table:number-columns-repeated="9" office:value-type="float" office:value="88.135593220339" calcext:value-type="float">
            <text:p>88.135593220339</text:p>
          </table:table-cell>
        </table:table-row>
        <table:table-row table:style-name="ro1">
          <table:table-cell office:value-type="string" calcext:value-type="string">
            <text:p>Subj_27</text:p>
          </table:table-cell>
          <table:table-cell office:value-type="float" office:value="5" calcext:value-type="float">
            <text:p>5</text:p>
          </table:table-cell>
          <table:table-cell office:value-type="float" office:value="91.5254237288136" calcext:value-type="float">
            <text:p>91.5254237288136</text:p>
          </table:table-cell>
          <table:table-cell table:number-columns-repeated="9" office:value-type="float" office:value="90.6779661016949" calcext:value-type="float">
            <text:p>90.6779661016949</text:p>
          </table:table-cell>
          <table:table-cell table:number-columns-repeated="13" office:value-type="float" office:value="89.8305084745763" calcext:value-type="float">
            <text:p>89.8305084745763</text:p>
          </table:table-cell>
          <table:table-cell office:value-type="float" office:value="90.6779661016949" calcext:value-type="float">
            <text:p>90.6779661016949</text:p>
          </table:table-cell>
          <table:table-cell office:value-type="float" office:value="89.8305084745763" calcext:value-type="float">
            <text:p>89.8305084745763</text:p>
          </table:table-cell>
          <table:table-cell table:number-columns-repeated="18" office:value-type="float" office:value="90.6779661016949" calcext:value-type="float">
            <text:p>90.6779661016949</text:p>
          </table:table-cell>
          <table:table-cell table:number-columns-repeated="3" office:value-type="float" office:value="91.5254237288136" calcext:value-type="float">
            <text:p>91.5254237288136</text:p>
          </table:table-cell>
          <table:table-cell table:number-columns-repeated="2" office:value-type="float" office:value="92.3728813559322" calcext:value-type="float">
            <text:p>92.3728813559322</text:p>
          </table:table-cell>
          <table:table-cell office:value-type="float" office:value="91.5254237288136" calcext:value-type="float">
            <text:p>91.5254237288136</text:p>
          </table:table-cell>
          <table:table-cell office:value-type="float" office:value="92.3728813559322" calcext:value-type="float">
            <text:p>92.3728813559322</text:p>
          </table:table-cell>
        </table:table-row>
        <table:table-row table:style-name="ro1">
          <table:table-cell office:value-type="string" calcext:value-type="string">
            <text:p>Subj_2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91.8032786885246" calcext:value-type="float">
            <text:p>91.8032786885246</text:p>
          </table:table-cell>
          <table:table-cell office:value-type="float" office:value="90.983606557377" calcext:value-type="float">
            <text:p>90.983606557377</text:p>
          </table:table-cell>
          <table:table-cell table:number-columns-repeated="2" office:value-type="float" office:value="89.344262295082" calcext:value-type="float">
            <text:p>89.344262295082</text:p>
          </table:table-cell>
          <table:table-cell table:number-columns-repeated="3" office:value-type="float" office:value="86.8852459016394" calcext:value-type="float">
            <text:p>86.8852459016394</text:p>
          </table:table-cell>
          <table:table-cell office:value-type="float" office:value="86.0655737704918" calcext:value-type="float">
            <text:p>86.0655737704918</text:p>
          </table:table-cell>
          <table:table-cell table:number-columns-repeated="2" office:value-type="float" office:value="89.344262295082" calcext:value-type="float">
            <text:p>89.344262295082</text:p>
          </table:table-cell>
          <table:table-cell office:value-type="float" office:value="86.0655737704918" calcext:value-type="float">
            <text:p>86.0655737704918</text:p>
          </table:table-cell>
          <table:table-cell office:value-type="float" office:value="86.8852459016394" calcext:value-type="float">
            <text:p>86.8852459016394</text:p>
          </table:table-cell>
          <table:table-cell office:value-type="float" office:value="86.0655737704918" calcext:value-type="float">
            <text:p>86.0655737704918</text:p>
          </table:table-cell>
          <table:table-cell office:value-type="float" office:value="86.8852459016394" calcext:value-type="float">
            <text:p>86.8852459016394</text:p>
          </table:table-cell>
          <table:table-cell table:number-columns-repeated="2" office:value-type="float" office:value="86.0655737704918" calcext:value-type="float">
            <text:p>86.0655737704918</text:p>
          </table:table-cell>
          <table:table-cell table:number-columns-repeated="3" office:value-type="float" office:value="85.2459016393443" calcext:value-type="float">
            <text:p>85.2459016393443</text:p>
          </table:table-cell>
          <table:table-cell table:number-columns-repeated="3" office:value-type="float" office:value="86.0655737704918" calcext:value-type="float">
            <text:p>86.0655737704918</text:p>
          </table:table-cell>
          <table:table-cell office:value-type="float" office:value="85.2459016393443" calcext:value-type="float">
            <text:p>85.2459016393443</text:p>
          </table:table-cell>
          <table:table-cell table:number-columns-repeated="2" office:value-type="float" office:value="86.0655737704918" calcext:value-type="float">
            <text:p>86.0655737704918</text:p>
          </table:table-cell>
          <table:table-cell table:number-columns-repeated="6" office:value-type="float" office:value="85.2459016393443" calcext:value-type="float">
            <text:p>85.2459016393443</text:p>
          </table:table-cell>
          <table:table-cell table:number-columns-repeated="8" office:value-type="float" office:value="86.0655737704918" calcext:value-type="float">
            <text:p>86.0655737704918</text:p>
          </table:table-cell>
          <table:table-cell table:number-columns-repeated="2" office:value-type="float" office:value="83.6065573770492" calcext:value-type="float">
            <text:p>83.6065573770492</text:p>
          </table:table-cell>
          <table:table-cell office:value-type="float" office:value="86.8852459016394" calcext:value-type="float">
            <text:p>86.8852459016394</text:p>
          </table:table-cell>
          <table:table-cell office:value-type="float" office:value="83.6065573770492" calcext:value-type="float">
            <text:p>83.6065573770492</text:p>
          </table:table-cell>
          <table:table-cell table:number-columns-repeated="4" office:value-type="float" office:value="82.7868852459016" calcext:value-type="float">
            <text:p>82.7868852459016</text:p>
          </table:table-cell>
          <table:table-cell office:value-type="float" office:value="83.6065573770492" calcext:value-type="float">
            <text:p>83.6065573770492</text:p>
          </table:table-cell>
        </table:table-row>
        <table:table-row table:style-name="ro1">
          <table:table-cell office:value-type="string" calcext:value-type="string">
            <text:p>Subj_29</text:p>
          </table:table-cell>
          <table:table-cell office:value-type="float" office:value="5" calcext:value-type="float">
            <text:p>5</text:p>
          </table:table-cell>
          <table:table-cell office:value-type="float" office:value="98.2758620689655" calcext:value-type="float">
            <text:p>98.2758620689655</text:p>
          </table:table-cell>
          <table:table-cell table:number-columns-repeated="4" office:value-type="float" office:value="99.1379310344828" calcext:value-type="float">
            <text:p>99.1379310344828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4" office:value-type="float" office:value="98.2758620689655" calcext:value-type="float">
            <text:p>98.2758620689655</text:p>
          </table:table-cell>
          <table:table-cell table:number-columns-repeated="2" office:value-type="float" office:value="99.1379310344828" calcext:value-type="float">
            <text:p>99.1379310344828</text:p>
          </table:table-cell>
          <table:table-cell office:value-type="float" office:value="97.4137931034483" calcext:value-type="float">
            <text:p>97.4137931034483</text:p>
          </table:table-cell>
          <table:table-cell table:number-columns-repeated="2" office:value-type="float" office:value="98.2758620689655" calcext:value-type="float">
            <text:p>98.2758620689655</text:p>
          </table:table-cell>
          <table:table-cell table:number-columns-repeated="4" office:value-type="float" office:value="99.1379310344828" calcext:value-type="float">
            <text:p>99.13793103448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8T22:24:20.481936583</meta:creation-date>
    <dc:date>2020-11-28T22:39:50.610919119</dc:date>
    <meta:editing-duration>PT15M43S</meta:editing-duration>
    <meta:editing-cycles>1</meta:editing-cycles>
    <meta:document-statistic meta:table-count="1" meta:cell-count="1612" meta:object-count="0"/>
    <meta:generator>LibreOffice/6.4.6.2$Linux_X86_64 LibreOffice_project/40$Build-2</meta:generator>
  </office:meta>
</office:document-meta>
</file>